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5983b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ff4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2a6099" loext:opacity="100%" style:font-name="Cousine" fo:font-size="10pt" style:font-size-asian="10pt" style:font-size-complex="10pt"/>
    </style:style>
    <style:style style:name="P7" style:family="paragraph">
      <loext:graphic-properties draw:fill="none" draw:fill-color="#ffffff"/>
      <style:text-properties fo:color="#ff4000" loext:opacity="100%" style:font-name="Cousine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end"/>
    </style:style>
    <style:style style:name="T1" style:family="text">
      <style:text-properties style:font-name="Cousine" fo:font-size="10pt" fo:background-color="transparent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size="10pt" fo:background-color="#b4c7dc"/>
    </style:style>
    <style:style style:name="T4" style:family="text">
      <style:text-properties style:font-name="Cousine" fo:font-size="10pt"/>
    </style:style>
    <style:style style:name="T5" style:family="text">
      <style:text-properties fo:color="#2a6099" loext:opacity="100%" style:font-name="Cousine" fo:font-size="10pt" style:font-size-asian="10pt" style:font-size-complex="10pt"/>
    </style:style>
    <style:style style:name="T6" style:family="text">
      <style:text-properties fo:color="#ff4000" loext:opacity="100%" style:font-name="Cousin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84cm" svg:y="0.355cm">
          <draw:text-box>
            <text:p text:style-name="P2"><text:span text:style-name="T1">v0</text:span></text:p>
            <text:p text:style-name="P3"><text:span text:style-name="T2">v1</text:span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9cm" svg:y="2.96cm">
          <draw:text-box>
            <text:p text:style-name="P2"><text:span text:style-name="T3">v2</text:span><text:span text:style-name="T4"> ← v0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84cm" svg:y="5.25cm">
          <draw:text-box>
            <text:p text:style-name="P2"><text:span text:style-name="T4">p(v3)</text:span></text:p>
            <text:p text:style-name="P2"><text:span text:style-name="T4">v2 ← v1</text:span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8cm" svg:y="7.75cm">
          <draw:text-box>
            <text:p text:style-name="P2"><text:span text:style-name="T4">_ ← </text:span><text:span text:style-name="T3">v2</text:span></text:p>
            <text:p text:style-name="P3"><text:span text:style-name="T4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6" draw:layer="layout" svg:width="1.302cm" svg:height="0.649cm" svg:x="0.64cm" svg:y="2.76cm">
          <draw:text-box>
            <text:p><text:span text:style-name="T5">BB1</text:span></text:p>
          </draw:text-box>
        </draw:frame>
        <draw:frame draw:style-name="gr8" draw:text-style-name="P7" draw:layer="layout" svg:width="1.302cm" svg:height="0.649cm" svg:x="0.64cm" svg:y="5.15cm">
          <draw:text-box>
            <text:p><text:span text:style-name="T6">BB2</text:span></text:p>
          </draw:text-box>
        </draw:frame>
        <draw:frame draw:style-name="gr8" draw:text-style-name="P8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9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0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0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0" draw:layer="layout" draw:type="line" svg:x1="3.317cm" svg:y1="6.9cm" svg:x2="3.317cm" svg:y2="7.6cm" draw:start-shape="id4" draw:end-shape="id3" draw:end-glue-point="0" svg:d="M3317 6900v700" svg:viewBox="0 0 1 7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305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3T14:37:47.747923167</dc:date>
    <meta:editing-duration>PT1H2M28S</meta:editing-duration>
    <meta:editing-cycles>16</meta:editing-cycles>
    <meta:generator>LibreOffice/24.2.7.2$Linux_X86_64 LibreOffice_project/420$Build-2</meta:generator>
    <meta:print-date>2025-02-12T15:17:55.780353887</meta:print-date>
    <meta:printed-by>PDF files</meta:printed-by>
    <meta:document-statistic meta:object-count="16"/>
  </office:meta>
</office:document-meta>
</file>